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registro-de-aprendizajes"/>Registro de Aprendizajes<text:bookmark-end text:name="registro-de-aprendizaj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6/learning-log" office:name=""><text:span text:style-name="Definition">https://blueprint.ecohubs.community/es/articles/rcos-templates/layer-6/learning-log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6 — Evolución y Adaptación</text:p>
        </text:list-item>
        <text:list-item>
          <text:p text:style-name="P2"><text:span text:style-name="T1">Estado:</text:span> Plantilla — adapta para tu comunidad; se actualiza cuando ocurren eventos de aprendizaje</text:p>
        </text:list-item>
        <text:list-item>
          <text:p text:style-name="P2"><text:span text:style-name="T1">Referencia RCOS:</text:span> <text:a xlink:type="simple" xlink:href="https://blueprint.ecohubs.community/es/articles/rcos-core/v0-1/layer-6-evolution-adaptation#84-learning-and-feedback-capture" office:name=""><text:span text:style-name="Definition">§8.4</text:span></text:a>, <text:a xlink:type="simple" xlink:href="https://blueprint.ecohubs.community/es/articles/rcos-core/v0-1/layer-6-evolution-adaptation#86-artifacts" office:name=""><text:span text:style-name="Definition">§8.6</text:span></text:a></text:p>
        </text:list-item>
      </text:list>
      <text:p text:style-name="P3">Registra fallos importantes, adaptaciones, reversiones y aprendizajes sistémicos. Los patrones de fallo recurrentes DEBEN activar una revisión estructural, no culpa individual. Las entradas se añaden al inicio (las más recientes primero).</text:p>
      <text:p text:style-name="Horizontal_20_Line"/>
      <text:h text:style-name="Heading_20_2" text:outline-level="2"><text:bookmark-start text:name="qué-constituye-un-evento-de-aprendizaje"/>Qué constituye un evento de aprendizaje<text:bookmark-end text:name="qué-constituye-un-evento-de-aprendizaje"/></text:h>
      <text:p text:style-name="First_20_paragraph"><text:span text:style-name="T2">Cláusulas RCOS: </text:span><text:a xlink:type="simple" xlink:href="https://blueprint.ecohubs.community/es/articles/rcos-core/v0-1/layer-6-evolution-adaptation#84-learning-and-feedback-capture" office:name=""><text:span text:style-name="Definition"><text:span text:style-name="T2">8.4.1</text:span></text:span></text:a><text:span text:style-name="T2">, </text:span><text:a xlink:type="simple" xlink:href="https://blueprint.ecohubs.community/es/articles/rcos-core/v0-1/layer-6-evolution-adaptation#84-learning-and-feedback-capture" office:name=""><text:span text:style-name="Definition"><text:span text:style-name="T2">8.4.4</text:span></text:span></text:a><text:span text:style-name="T2">, </text:span><text:a xlink:type="simple" xlink:href="https://blueprint.ecohubs.community/es/articles/rcos-core/v0-1/layer-6-evolution-adaptation#86-artifacts" office:name=""><text:span text:style-name="Definition"><text:span text:style-name="T2">8.6.5</text:span></text:span></text:a><text:span text:style-name="T2">, </text:span><text:a xlink:type="simple" xlink:href="https://blueprint.ecohubs.community/es/articles/rcos-core/v0-1/layer-6-evolution-adaptation#87-layer-invariants" office:name=""><text:span text:style-name="Definition"><text:span text:style-name="T2">8.7.4</text:span></text:span></text:a></text:p>
      <text:p text:style-name="P4"><text:span text:style-name="T1">Justificación — ¿Por qué definir el detonante explícitamente</text:span></text:p>
      <text:p text:style-name="P4">Si “deberíamos aprender de esto” queda a criterio individual, las lecciones más difíciles — las que implican conflicto, fracaso o vergüenza — son las que más probablemente quedarán sin registrar. Nombrar los eventos específicos que DEBEN producir una entrada elimina la pregunta del momento, y asegura que los aprendizajes incómodos se capturen en lugar de dejarse pasar en silencio.</text:p>
      <text:p text:style-name="P5"><text:span text:style-name="T1">Instrucciones — Cómo completar esto</text:span></text:p>
      <text:p text:style-name="P5">Enumera los eventos específicos que obligan a crear una entrada en el Registro de Aprendizajes. Indica quién es responsable del registro y la cadencia de síntesis.</text:p>
      <text:p text:style-name="First_20_paragraph">Se DEBE añadir una entrada cuando ocurra cualquiera de los siguientes eventos:</text:p>
      <text:list text:style-name="L3">
        <text:list-item>
          <text:p text:style-name="P6"><text:span text:style-name="T2">&lt;Una decisión de gobernanza se revierte, se deshace, o se descubre que contradice otra regla adoptada.&gt;</text:span></text:p>
        </text:list-item>
        <text:list-item>
          <text:p text:style-name="P6"><text:span text:style-name="T2">&lt;Un experimento concluye (éxito, fracaso o terminación anticipada).&gt;</text:span></text:p>
        </text:list-item>
        <text:list-item>
          <text:p text:style-name="P6"><text:span text:style-name="T2">&lt;Un conflicto escala al paso de gobernanza de la Escalera de Resolución de Conflictos.&gt;</text:span></text:p>
        </text:list-item>
        <text:list-item>
          <text:p text:style-name="P6"><text:span text:style-name="T2">&lt;Se identifica un fallo estructural o sistémico que causó daño, confusión o quiebres repetidos del proceso.&gt;</text:span></text:p>
        </text:list-item>
        <text:list-item>
          <text:p text:style-name="P6"><text:span text:style-name="T2">&lt;Se adopta una adaptación importante de las operaciones comunitarias que cambia significativamente el funcionamiento de una capa.&gt;</text:span></text:p>
        </text:list-item>
        <text:list-item>
          <text:p text:style-name="P6"><text:span text:style-name="T2">&lt;Un cuasi-incidente: una situación que podría haber causado daño significativo pero fue detectada antes de que ocurriera.&gt;</text:span></text:p>
        </text:list-item>
        <text:list-item>
          <text:p text:style-name="P6"/>
        </text:list-item>
      </text:list>
      <text:p text:style-name="First_20_paragraph"><text:span text:style-name="T2">&lt;Los ajustes operativos menores, las decisiones rutinarias y los asuntos individuales resueltos completamente en los primeros pasos de la Escalera de Resolución de Conflictos no requieren una entrada en el Registro de Aprendizajes.&gt;</text:span></text:p>
      <text:p text:style-name="Text_20_body"><text:span text:style-name="T1">Responsable:</text:span> </text:p>
      <text:p text:style-name="Text_20_body"><text:span text:style-name="T1">Cadencia de síntesis:</text:span> <text:span text:style-name="T2">&lt;el Registro de Aprendizajes se revisa en la reunión de Reflexión y Aprendizaje; el rol designado prepara una síntesis breve de las entradas desde la última revisión, señalando patrones recurrentes.&gt;</text:span></text:p>
      <text:p text:style-name="Horizontal_20_Line"/>
      <text:p text:style-name="First_20_paragraph"><text:span text:style-name="T2">Aún no hay entradas. La primera entrada se añadirá cuando ocurra el primer evento de aprendizaje.</text:span></text:p>
      <text:p text:style-name="Horizontal_20_Line"/>
      <text:h text:style-name="Heading_20_2" text:outline-level="2"><text:bookmark-start text:name="formato-de-entrada"/>Formato de entrada<text:bookmark-end text:name="formato-de-entrada"/></text:h>
      <text:p text:style-name="First_20_paragraph"><text:span text:style-name="T2">Cláusulas RCOS: </text:span><text:a xlink:type="simple" xlink:href="https://blueprint.ecohubs.community/es/articles/rcos-core/v0-1/layer-6-evolution-adaptation#84-learning-and-feedback-capture" office:name=""><text:span text:style-name="Definition"><text:span text:style-name="T2">8.4.2</text:span></text:span></text:a><text:span text:style-name="T2">, </text:span><text:a xlink:type="simple" xlink:href="https://blueprint.ecohubs.community/es/articles/rcos-core/v0-1/layer-6-evolution-adaptation#84-learning-and-feedback-capture" office:name=""><text:span text:style-name="Definition"><text:span text:style-name="T2">8.4.3</text:span></text:span></text:a><text:span text:style-name="T2">, </text:span><text:a xlink:type="simple" xlink:href="https://blueprint.ecohubs.community/es/articles/rcos-core/v0-1/layer-6-evolution-adaptation#86-artifacts" office:name=""><text:span text:style-name="Definition"><text:span text:style-name="T2">8.6.5</text:span></text:span></text:a></text:p>
      <text:p text:style-name="P7"><text:span text:style-name="T1">Justificación — ¿Por qué una plantilla fija de entrada</text:span></text:p>
      <text:p text:style-name="P7">La reflexión libre es valiosa, pero no se agrega. Un esquema consistente — detonante, señales, qué cambió, resultado, responsable de seguimiento — permite recorrer años de entradas buscando patrones recurrentes y convertir incidentes aislados en evidencia estructural. También obliga a cada entrada a nombrar un responsable, para que el aprendizaje no se detenga en “lo notamos”.</text:p>
      <text:p text:style-name="P8"><text:span text:style-name="T1">Instrucciones — Cómo completar esto</text:span></text:p>
      <text:p text:style-name="P8">Usa la plantilla de abajo para cada entrada. Cada campo impone una perspectiva distinta sobre el evento; no omitas el responsable de seguimiento.</text:p>
      <text:p text:style-name="P9">## &lt;AAAA-MM-DD&gt; — &lt;Título breve&gt;</text:p>
      <text:p text:style-name="P10"/>
      <text:p text:style-name="P11">- **Detonante:** &lt;Qué ocurrió que motivó esta entrada&gt;</text:p>
      <text:p text:style-name="P12">- **Capas/artefactos implicados:** &lt;p. ej. Capa 2 — Protocolo de Gobernanza&gt;</text:p>
      <text:p text:style-name="P13">- **Qué ocurrió:** &lt;Narrativa breve&gt;</text:p>
      <text:p text:style-name="P14">- **Señales que activaron la acción:** &lt;Qué hizo visible el problema&gt;</text:p>
      <text:p text:style-name="P15">- **Qué se cambió o intentó:** &lt;Decisión, experimento o cambio de regla&gt;</text:p>
      <text:p text:style-name="P16">- **Resultado:** &lt;Resultado tras la revisión, si se conoce&gt;</text:p>
      <text:p text:style-name="P17">- **Responsable de seguimiento y fecha límite:** &lt;Nombre / rol y fecha, o "ninguno"&gt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5Z</meta:creation-date>
    <dc:date>2026-04-29T01:58:25Z</dc:date>
    <meta:user-defined meta:name="title-meta" meta:value-type="string">Registro de Aprendizajes</meta:user-defined>
  </office:meta>
</office:document-meta>
</file>